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inherit" svg:font-family="inherit"/>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2pt" officeooo:rsid="0034bdcd" officeooo:paragraph-rsid="000b03a1" style:font-size-asian="12pt" style:font-size-complex="12pt"/>
    </style:style>
    <style:style style:name="P2" style:family="paragraph" style:parent-style-name="Standard">
      <style:paragraph-properties fo:text-align="start" style:justify-single-word="false"/>
      <style:text-properties fo:font-size="12pt" officeooo:rsid="0034bdcd" officeooo:paragraph-rsid="000d5f05" style:font-size-asian="12pt" style:font-size-complex="12pt"/>
    </style:style>
    <style:style style:name="P3" style:family="paragraph" style:parent-style-name="Standard">
      <style:paragraph-properties fo:text-align="start" style:justify-single-word="false"/>
      <style:text-properties fo:font-size="12pt" officeooo:rsid="0034bdcd" officeooo:paragraph-rsid="000ec5fa" style:font-size-asian="12pt" style:font-size-complex="12pt"/>
    </style:style>
    <style:style style:name="P4" style:family="paragraph" style:parent-style-name="Standard">
      <style:paragraph-properties fo:text-align="start" style:justify-single-word="false"/>
      <style:text-properties fo:font-size="12pt" officeooo:paragraph-rsid="0008527b" style:font-size-asian="12pt" style:font-size-complex="12pt"/>
    </style:style>
    <style:style style:name="P5" style:family="paragraph" style:parent-style-name="Standard">
      <style:paragraph-properties fo:text-align="start" style:justify-single-word="false"/>
      <style:text-properties fo:font-size="12pt" officeooo:paragraph-rsid="000b03a1" style:font-size-asian="12pt" style:font-size-complex="12pt"/>
    </style:style>
    <style:style style:name="P6" style:family="paragraph" style:parent-style-name="Standard">
      <style:paragraph-properties fo:text-align="start" style:justify-single-word="false"/>
      <style:text-properties fo:font-size="12pt" officeooo:paragraph-rsid="000ec5fa" style:font-size-asian="12pt" style:font-size-complex="12pt"/>
    </style:style>
    <style:style style:name="P7" style:family="paragraph" style:parent-style-name="Standard">
      <style:paragraph-properties fo:text-align="start" style:justify-single-word="false"/>
      <style:text-properties fo:font-size="12pt" officeooo:paragraph-rsid="0015cef1" style:font-size-asian="12pt" style:font-size-complex="12pt"/>
    </style:style>
    <style:style style:name="P8" style:family="paragraph" style:parent-style-name="Standard">
      <style:text-properties fo:font-size="12pt" officeooo:rsid="002774e3" officeooo:paragraph-rsid="0008527b" style:font-size-asian="12pt" style:font-size-complex="12pt"/>
    </style:style>
    <style:style style:name="P9" style:family="paragraph" style:parent-style-name="Standard">
      <style:text-properties fo:font-size="12pt" officeooo:rsid="002774e3" officeooo:paragraph-rsid="000b03a1" style:font-size-asian="12pt" style:font-size-complex="12pt"/>
    </style:style>
    <style:style style:name="P10" style:family="paragraph" style:parent-style-name="Standard">
      <style:text-properties fo:font-size="12pt" officeooo:rsid="002774e3" officeooo:paragraph-rsid="000ec5fa" style:font-size-asian="12pt" style:font-size-complex="12pt"/>
    </style:style>
    <style:style style:name="P11" style:family="paragraph" style:parent-style-name="Standard">
      <style:paragraph-properties fo:text-align="start" style:justify-single-word="false"/>
      <style:text-properties fo:font-size="12pt" officeooo:rsid="00325995" officeooo:paragraph-rsid="0008527b" style:font-size-asian="12pt" style:font-size-complex="12pt"/>
    </style:style>
    <style:style style:name="P12" style:family="paragraph" style:parent-style-name="Standard">
      <style:paragraph-properties fo:text-align="start" style:justify-single-word="false"/>
      <style:text-properties fo:font-size="12pt" officeooo:rsid="00325995" officeooo:paragraph-rsid="000b03a1" style:font-size-asian="12pt" style:font-size-complex="12pt"/>
    </style:style>
    <style:style style:name="P13" style:family="paragraph" style:parent-style-name="Standard">
      <style:paragraph-properties fo:text-align="start" style:justify-single-word="false"/>
      <style:text-properties fo:font-size="12pt" officeooo:rsid="00325995" officeooo:paragraph-rsid="000ec5fa" style:font-size-asian="12pt" style:font-size-complex="12pt"/>
    </style:style>
    <style:style style:name="P14" style:family="paragraph" style:parent-style-name="Standard">
      <style:text-properties fo:font-size="12pt" officeooo:paragraph-rsid="0008527b" style:font-size-asian="12pt" style:font-size-complex="12pt"/>
    </style:style>
    <style:style style:name="P15" style:family="paragraph" style:parent-style-name="Standard">
      <style:paragraph-properties fo:text-align="start" style:justify-single-word="false"/>
      <style:text-properties fo:font-size="12pt" officeooo:rsid="0008527b" officeooo:paragraph-rsid="0008527b" style:font-size-asian="12pt" style:font-size-complex="12pt"/>
    </style:style>
    <style:style style:name="P16" style:family="paragraph" style:parent-style-name="Standard">
      <style:paragraph-properties fo:text-align="start" style:justify-single-word="false"/>
      <style:text-properties fo:font-size="12pt" officeooo:rsid="0008527b" officeooo:paragraph-rsid="000ec5fa" style:font-size-asian="12pt" style:font-size-complex="12pt"/>
    </style:style>
    <style:style style:name="P17" style:family="paragraph" style:parent-style-name="Standard">
      <style:text-properties fo:font-size="12pt" officeooo:paragraph-rsid="000b03a1" style:font-size-asian="12pt" style:font-size-complex="12pt"/>
    </style:style>
    <style:style style:name="P18" style:family="paragraph" style:parent-style-name="Standard">
      <style:text-properties fo:font-size="12pt" officeooo:paragraph-rsid="000c06af" style:font-size-asian="12pt" style:font-size-complex="12pt"/>
    </style:style>
    <style:style style:name="P19" style:family="paragraph" style:parent-style-name="Standard">
      <style:text-properties fo:font-size="12pt" officeooo:paragraph-rsid="000ec5fa" style:font-size-asian="12pt" style:font-size-complex="12pt"/>
    </style:style>
    <style:style style:name="P20" style:family="paragraph" style:parent-style-name="Standard">
      <style:text-properties fo:font-size="12pt" officeooo:paragraph-rsid="00136fbd" style:font-size-asian="12pt" style:font-size-complex="12pt"/>
    </style:style>
    <style:style style:name="P21" style:family="paragraph" style:parent-style-name="Standard">
      <style:paragraph-properties fo:text-align="start" style:justify-single-word="false"/>
      <style:text-properties fo:font-size="12pt" officeooo:paragraph-rsid="0008527b"/>
    </style:style>
    <style:style style:name="P22" style:family="paragraph" style:parent-style-name="Standard">
      <style:paragraph-properties fo:text-align="start" style:justify-single-word="false"/>
      <style:text-properties fo:font-size="12pt" officeooo:paragraph-rsid="000b03a1"/>
    </style:style>
    <style:style style:name="P23" style:family="paragraph" style:parent-style-name="Standard">
      <style:paragraph-properties fo:text-align="start" style:justify-single-word="false"/>
      <style:text-properties fo:font-size="12pt" officeooo:paragraph-rsid="000d5f05"/>
    </style:style>
    <style:style style:name="P24" style:family="paragraph" style:parent-style-name="Standard">
      <style:paragraph-properties fo:text-align="start" style:justify-single-word="false"/>
      <style:text-properties fo:font-size="12pt" officeooo:paragraph-rsid="000ec5fa"/>
    </style:style>
    <style:style style:name="P25" style:family="paragraph" style:parent-style-name="Standard">
      <style:paragraph-properties fo:text-align="start" style:justify-single-word="false"/>
      <style:text-properties fo:font-size="12pt" officeooo:paragraph-rsid="0015cef1"/>
    </style:style>
    <style:style style:name="P26" style:family="paragraph" style:parent-style-name="Standard">
      <style:paragraph-properties fo:text-align="center" style:justify-single-word="false"/>
      <style:text-properties officeooo:rsid="002061cb" officeooo:paragraph-rsid="0008527b"/>
    </style:style>
    <style:style style:name="P27" style:family="paragraph" style:parent-style-name="Standard">
      <style:text-properties officeooo:rsid="002061cb" officeooo:paragraph-rsid="0008527b"/>
    </style:style>
    <style:style style:name="P28" style:family="paragraph" style:parent-style-name="Standard">
      <style:text-properties officeooo:rsid="002061cb" officeooo:paragraph-rsid="000b03a1"/>
    </style:style>
    <style:style style:name="P29" style:family="paragraph" style:parent-style-name="Standard">
      <style:text-properties officeooo:rsid="002061cb" officeooo:paragraph-rsid="000ec5fa"/>
    </style:style>
    <style:style style:name="P30" style:family="paragraph" style:parent-style-name="Standard" style:list-style-name="L1">
      <style:text-properties officeooo:paragraph-rsid="0008527b"/>
    </style:style>
    <style:style style:name="P31" style:family="paragraph" style:parent-style-name="Standard" style:list-style-name="L3">
      <style:text-properties style:font-name="Times New Roman" fo:font-size="12pt" fo:font-weight="bold" officeooo:rsid="00233541" officeooo:paragraph-rsid="0008527b" style:font-size-asian="12pt" style:font-weight-asian="bold" style:font-size-complex="12pt"/>
    </style:style>
    <style:style style:name="P32" style:family="paragraph" style:parent-style-name="Standard">
      <style:text-properties style:font-name="Times New Roman" fo:font-size="12pt" fo:font-weight="bold" officeooo:rsid="00233541" officeooo:paragraph-rsid="0008527b" style:font-size-asian="12pt" style:font-weight-asian="bold" style:font-size-complex="12pt"/>
    </style:style>
    <style:style style:name="P33" style:family="paragraph" style:parent-style-name="Standard" style:list-style-name="L4">
      <style:text-properties style:font-name="Times New Roman" fo:font-size="12pt" fo:font-weight="bold" officeooo:rsid="00233541" officeooo:paragraph-rsid="000b03a1" style:font-size-asian="12pt" style:font-weight-asian="bold" style:font-size-complex="12pt"/>
    </style:style>
    <style:style style:name="P34" style:family="paragraph" style:parent-style-name="Standard">
      <style:text-properties style:font-name="Times New Roman" fo:font-size="12pt" fo:font-weight="bold" officeooo:rsid="00233541" officeooo:paragraph-rsid="000b03a1" style:font-size-asian="12pt" style:font-weight-asian="bold" style:font-size-complex="12pt"/>
    </style:style>
    <style:style style:name="P35" style:family="paragraph" style:parent-style-name="Standard" style:list-style-name="L6">
      <style:text-properties style:font-name="Times New Roman" fo:font-size="12pt" fo:font-weight="bold" officeooo:rsid="00233541" officeooo:paragraph-rsid="000ec5fa" style:font-size-asian="12pt" style:font-weight-asian="bold" style:font-size-complex="12pt"/>
    </style:style>
    <style:style style:name="P36" style:family="paragraph" style:parent-style-name="Standard">
      <style:text-properties style:font-name="Times New Roman" fo:font-size="12pt" fo:font-weight="bold" officeooo:rsid="00233541" officeooo:paragraph-rsid="000ec5fa" style:font-size-asian="12pt" style:font-weight-asian="bold" style:font-size-complex="12pt"/>
    </style:style>
    <style:style style:name="P37" style:family="paragraph" style:parent-style-name="Standard">
      <style:paragraph-properties fo:text-align="start" style:justify-single-word="false"/>
      <style:text-properties style:font-name="Times New Roman" fo:font-size="12pt" fo:font-weight="bold" officeooo:paragraph-rsid="0008527b" style:font-size-asian="12pt" style:font-weight-asian="bold" style:font-size-complex="12pt" style:font-weight-complex="bold"/>
    </style:style>
    <style:style style:name="P38" style:family="paragraph" style:parent-style-name="Standard">
      <style:paragraph-properties fo:text-align="start" style:justify-single-word="false"/>
      <style:text-properties style:font-name="Times New Roman" fo:font-size="12pt" fo:font-weight="bold" officeooo:paragraph-rsid="000b03a1" style:font-size-asian="12pt" style:font-weight-asian="bold" style:font-size-complex="12pt" style:font-weight-complex="bold"/>
    </style:style>
    <style:style style:name="P39" style:family="paragraph" style:parent-style-name="Standard">
      <style:paragraph-properties fo:text-align="start" style:justify-single-word="false"/>
      <style:text-properties style:font-name="Times New Roman" fo:font-size="12pt" fo:font-weight="bold" officeooo:paragraph-rsid="000ec5fa" style:font-size-asian="12pt" style:font-weight-asian="bold" style:font-size-complex="12pt" style:font-weight-complex="bold"/>
    </style:style>
    <style:style style:name="P40" style:family="paragraph" style:parent-style-name="Standard" style:list-style-name="L3">
      <style:text-properties style:font-name="Times New Roman" fo:font-size="12pt" officeooo:rsid="002774e3" officeooo:paragraph-rsid="0008527b" style:font-size-asian="12pt" style:font-size-complex="12pt"/>
    </style:style>
    <style:style style:name="P41" style:family="paragraph" style:parent-style-name="Standard">
      <style:text-properties style:font-name="Times New Roman" fo:font-size="12pt" officeooo:rsid="002774e3" officeooo:paragraph-rsid="0008527b" style:font-size-asian="12pt" style:font-size-complex="12pt"/>
    </style:style>
    <style:style style:name="P42" style:family="paragraph" style:parent-style-name="Standard" style:list-style-name="L4">
      <style:text-properties style:font-name="Times New Roman" fo:font-size="12pt" officeooo:rsid="002774e3" officeooo:paragraph-rsid="000b03a1" style:font-size-asian="12pt" style:font-size-complex="12pt"/>
    </style:style>
    <style:style style:name="P43" style:family="paragraph" style:parent-style-name="Standard">
      <style:text-properties style:font-name="Times New Roman" fo:font-size="12pt" officeooo:rsid="002774e3" officeooo:paragraph-rsid="000b03a1" style:font-size-asian="12pt" style:font-size-complex="12pt"/>
    </style:style>
    <style:style style:name="P44" style:family="paragraph" style:parent-style-name="Standard" style:list-style-name="L6">
      <style:text-properties style:font-name="Times New Roman" fo:font-size="12pt" officeooo:rsid="002774e3" officeooo:paragraph-rsid="00136fbd" style:font-size-asian="12pt" style:font-size-complex="12pt"/>
    </style:style>
    <style:style style:name="P45" style:family="paragraph" style:parent-style-name="Standard">
      <style:text-properties style:font-name="Times New Roman" fo:font-size="12pt" officeooo:rsid="002774e3" officeooo:paragraph-rsid="000ec5fa" style:font-size-asian="12pt" style:font-size-complex="12pt"/>
    </style:style>
    <style:style style:name="P46" style:family="paragraph" style:parent-style-name="Standard">
      <style:paragraph-properties fo:text-align="start" style:justify-single-word="false"/>
      <style:text-properties style:font-name="Times New Roman" fo:font-size="12pt" officeooo:paragraph-rsid="0008527b" style:font-size-asian="12pt" style:font-size-complex="12pt"/>
    </style:style>
    <style:style style:name="P47" style:family="paragraph" style:parent-style-name="Standard">
      <style:paragraph-properties fo:text-align="start" style:justify-single-word="false"/>
      <style:text-properties style:font-name="Times New Roman" fo:font-size="12pt" officeooo:paragraph-rsid="000b03a1" style:font-size-asian="12pt" style:font-size-complex="12pt"/>
    </style:style>
    <style:style style:name="P48" style:family="paragraph" style:parent-style-name="Standard">
      <style:paragraph-properties fo:text-align="start" style:justify-single-word="false"/>
      <style:text-properties style:font-name="Times New Roman" fo:font-size="12pt" officeooo:paragraph-rsid="000ec5fa" style:font-size-asian="12pt" style:font-size-complex="12pt"/>
    </style:style>
    <style:style style:name="P49" style:family="paragraph" style:parent-style-name="Standard">
      <style:text-properties style:font-name="Times New Roman" fo:font-size="12pt" fo:font-weight="normal" officeooo:rsid="00233541" officeooo:paragraph-rsid="0008527b" style:font-size-asian="12pt" style:font-weight-asian="normal" style:font-size-complex="12pt" style:font-weight-complex="normal"/>
    </style:style>
    <style:style style:name="P50" style:family="paragraph" style:parent-style-name="Standard">
      <style:text-properties style:font-name="Times New Roman" fo:font-size="12pt" fo:font-weight="normal" officeooo:rsid="00233541" officeooo:paragraph-rsid="000b03a1" style:font-size-asian="12pt" style:font-weight-asian="normal" style:font-size-complex="12pt" style:font-weight-complex="normal"/>
    </style:style>
    <style:style style:name="P51" style:family="paragraph" style:parent-style-name="Standard">
      <style:text-properties style:font-name="Times New Roman" fo:font-size="12pt" fo:font-weight="normal" officeooo:rsid="00233541" officeooo:paragraph-rsid="000ec5fa" style:font-size-asian="12pt" style:font-weight-asian="normal" style:font-size-complex="12pt" style:font-weight-complex="normal"/>
    </style:style>
    <style:style style:name="P52" style:family="paragraph" style:parent-style-name="Standard" style:list-style-name="L3">
      <style:text-properties officeooo:rsid="002774e3" officeooo:paragraph-rsid="0008527b"/>
    </style:style>
    <style:style style:name="P53" style:family="paragraph" style:parent-style-name="Standard" style:list-style-name="L4">
      <style:text-properties officeooo:rsid="002774e3" officeooo:paragraph-rsid="000b03a1"/>
    </style:style>
    <style:style style:name="P54" style:family="paragraph" style:parent-style-name="Standard" style:list-style-name="L6">
      <style:text-properties officeooo:rsid="002774e3" officeooo:paragraph-rsid="000ec5fa"/>
    </style:style>
    <style:style style:name="P55" style:family="paragraph" style:parent-style-name="Standard" style:list-style-name="L3">
      <style:text-properties officeooo:paragraph-rsid="0008527b"/>
    </style:style>
    <style:style style:name="P56" style:family="paragraph" style:parent-style-name="Standard">
      <style:text-properties officeooo:paragraph-rsid="0008527b"/>
    </style:style>
    <style:style style:name="P57" style:family="paragraph" style:parent-style-name="Standard" style:list-style-name="L4">
      <style:text-properties officeooo:paragraph-rsid="000b03a1"/>
    </style:style>
    <style:style style:name="P58" style:family="paragraph" style:parent-style-name="Standard">
      <style:text-properties officeooo:paragraph-rsid="000b03a1"/>
    </style:style>
    <style:style style:name="P59" style:family="paragraph" style:parent-style-name="Standard">
      <style:text-properties fo:color="#990000" officeooo:rsid="002061cb" officeooo:paragraph-rsid="0008527b"/>
    </style:style>
    <style:style style:name="P60" style:family="paragraph" style:parent-style-name="Standard">
      <style:paragraph-properties fo:text-align="start" style:justify-single-word="false"/>
      <style:text-properties fo:color="#990000" fo:font-size="12pt" officeooo:rsid="002061cb" officeooo:paragraph-rsid="000b03a1" style:font-size-asian="12pt" style:font-size-complex="12pt"/>
    </style:style>
    <style:style style:name="P61" style:family="paragraph" style:parent-style-name="Standard">
      <style:paragraph-properties fo:text-align="start" style:justify-single-word="false"/>
      <style:text-properties fo:color="#990000" fo:font-size="12pt" officeooo:rsid="002061cb" officeooo:paragraph-rsid="000ec5fa" style:font-size-asian="12pt" style:font-size-complex="12pt"/>
    </style:style>
    <style:style style:name="P62" style:family="paragraph" style:parent-style-name="Standard" style:list-style-name="L5">
      <style:text-properties officeooo:paragraph-rsid="000b7b15"/>
    </style:style>
    <style:style style:name="P63" style:family="paragraph" style:parent-style-name="Standard" style:list-style-name="L6">
      <style:text-properties officeooo:paragraph-rsid="000ec5fa"/>
    </style:style>
    <style:style style:name="P64" style:family="paragraph" style:parent-style-name="Standard">
      <style:text-properties officeooo:paragraph-rsid="000ec5fa"/>
    </style:style>
    <style:style style:name="P65" style:family="paragraph" style:parent-style-name="Standard" style:list-style-name="L7">
      <style:text-properties officeooo:paragraph-rsid="001187e6"/>
    </style:style>
    <style:style style:name="P66" style:family="paragraph" style:parent-style-name="Standard" style:list-style-name="L7">
      <style:text-properties officeooo:paragraph-rsid="0012bf91"/>
    </style:style>
    <style:style style:name="P67" style:family="paragraph" style:parent-style-name="Standard">
      <style:paragraph-properties fo:text-align="center" style:justify-single-word="false" fo:break-before="page"/>
      <style:text-properties fo:font-weight="bold" officeooo:rsid="002061cb" officeooo:paragraph-rsid="0008527b" style:font-weight-asian="bold" style:font-weight-complex="bold"/>
    </style:style>
    <style:style style:name="T1" style:family="text">
      <style:text-properties fo:color="#000000" style:font-name="Times New Roman"/>
    </style:style>
    <style:style style:name="T2" style:family="text">
      <style:text-properties fo:color="#000000" style:font-name="Times New Roman" officeooo:rsid="0032bb6b"/>
    </style:style>
    <style:style style:name="T3" style:family="text">
      <style:text-properties fo:color="#000000" style:font-name="Times New Roman" officeooo:rsid="00325995"/>
    </style:style>
    <style:style style:name="T4" style:family="text">
      <style:text-properties fo:color="#000000" style:font-name="Times New Roman" officeooo:rsid="00359f97"/>
    </style:style>
    <style:style style:name="T5" style:family="text">
      <style:text-properties fo:color="#000000" style:font-name="Times New Roman" fo:font-size="12pt" officeooo:rsid="002774e3" style:font-size-asian="12pt" style:font-size-complex="12pt"/>
    </style:style>
    <style:style style:name="T6" style:family="text">
      <style:text-properties fo:color="#000000" style:font-name="Times New Roman" fo:font-size="12pt" officeooo:rsid="00325995" style:font-size-asian="12pt" style:font-size-complex="12pt"/>
    </style:style>
    <style:style style:name="T7" style:family="text">
      <style:text-properties fo:color="#000000" style:font-name="Times New Roman" officeooo:rsid="0008527b"/>
    </style:style>
    <style:style style:name="T8" style:family="text">
      <style:text-properties fo:color="#000000" style:font-name="Times New Roman" officeooo:rsid="0008527b" style:font-size-asian="12pt" style:font-size-complex="12pt"/>
    </style:style>
    <style:style style:name="T9" style:family="text">
      <style:text-properties fo:color="#000000" style:font-name="Times New Roman" officeooo:rsid="0034bdcd" style:font-size-asian="12pt" style:font-size-complex="12pt"/>
    </style:style>
    <style:style style:name="T10" style:family="text">
      <style:text-properties fo:color="#000000" style:font-name="Times New Roman" officeooo:rsid="00325995" style:font-size-asian="12pt" style:font-size-complex="12pt"/>
    </style:style>
    <style:style style:name="T11" style:family="text">
      <style:text-properties fo:color="#000000" style:font-name="Times New Roman" officeooo:rsid="00359f97" style:font-size-asian="12pt" style:font-size-complex="12pt"/>
    </style:style>
    <style:style style:name="T12" style:family="text">
      <style:text-properties fo:color="#000000" style:font-name="Times New Roman" officeooo:rsid="000d5f05"/>
    </style:style>
    <style:style style:name="T13" style:family="text">
      <style:text-properties officeooo:rsid="002b32bc"/>
    </style:style>
    <style:style style:name="T14" style:family="text">
      <style:text-properties fo:font-weight="bold" style:font-weight-asian="bold" style:font-weight-complex="bold"/>
    </style:style>
    <style:style style:name="T15" style:family="text">
      <style:text-properties fo:font-weight="bold" officeooo:rsid="000b03a1" style:font-weight-asian="bold" style:font-weight-complex="bold"/>
    </style:style>
    <style:style style:name="T16" style:family="text">
      <style:text-properties fo:font-weight="bold" officeooo:rsid="000ec5fa" style:font-weight-asian="bold" style:font-weight-complex="bold"/>
    </style:style>
    <style:style style:name="T17" style:family="text">
      <style:text-properties officeooo:rsid="00233541"/>
    </style:style>
    <style:style style:name="T18" style:family="text">
      <style:text-properties officeooo:rsid="002acb39"/>
    </style:style>
    <style:style style:name="T19" style:family="text">
      <style:text-properties officeooo:rsid="0021521a"/>
    </style:style>
    <style:style style:name="T20" style:family="text">
      <style:text-properties style:font-name="Times New Roman"/>
    </style:style>
    <style:style style:name="T21" style:family="text">
      <style:text-properties style:font-name="Times New Roman" fo:font-size="12pt" style:font-size-asian="12pt" style:font-size-complex="12pt"/>
    </style:style>
    <style:style style:name="T22" style:family="text">
      <style:text-properties style:font-name="Times New Roman" fo:font-size="12pt" officeooo:rsid="002061cb" style:font-size-asian="12pt" style:font-size-complex="12pt"/>
    </style:style>
    <style:style style:name="T23" style:family="text">
      <style:text-properties style:font-name="Times New Roman" fo:font-size="12pt" officeooo:rsid="002acb39" style:font-size-asian="12pt" style:font-size-complex="12pt"/>
    </style:style>
    <style:style style:name="T24" style:family="text">
      <style:text-properties style:font-name="Times New Roman" fo:font-size="12pt" officeooo:rsid="002458b8" style:font-size-asian="12pt" style:font-size-complex="12pt"/>
    </style:style>
    <style:style style:name="T25" style:family="text">
      <style:text-properties style:font-name="Times New Roman" fo:font-size="12pt" officeooo:rsid="00244cca" style:font-size-asian="12pt" style:font-size-complex="12pt"/>
    </style:style>
    <style:style style:name="T26" style:family="text">
      <style:text-properties style:font-name="Times New Roman" fo:font-size="12pt" officeooo:rsid="00233541" style:font-size-asian="12pt" style:font-size-complex="12pt"/>
    </style:style>
    <style:style style:name="T27" style:family="text">
      <style:text-properties style:font-name="Times New Roman" fo:font-size="12pt" officeooo:rsid="002774e3" style:font-size-asian="12pt" style:font-size-complex="12pt"/>
    </style:style>
    <style:style style:name="T28" style:family="text">
      <style:text-properties style:font-name="Times New Roman" fo:font-size="12pt" officeooo:rsid="002d4827" style:font-size-asian="12pt" style:font-size-complex="12pt"/>
    </style:style>
    <style:style style:name="T29" style:family="text">
      <style:text-properties style:font-name="Times New Roman" fo:font-size="12pt" officeooo:rsid="000b03a1" style:font-size-asian="12pt" style:font-size-complex="12pt"/>
    </style:style>
    <style:style style:name="T30" style:family="text">
      <style:text-properties style:font-name="Times New Roman" fo:font-size="12pt" officeooo:rsid="000c06af" style:font-size-asian="12pt" style:font-size-complex="12pt"/>
    </style:style>
    <style:style style:name="T31" style:family="text">
      <style:text-properties style:font-name="Times New Roman" fo:font-size="12pt" officeooo:rsid="000d5f05" style:font-size-asian="12pt" style:font-size-complex="12pt"/>
    </style:style>
    <style:style style:name="T32" style:family="text">
      <style:text-properties style:font-name="Times New Roman" fo:font-size="12pt" officeooo:rsid="0010966b" style:font-size-asian="12pt" style:font-size-complex="12pt"/>
    </style:style>
    <style:style style:name="T33" style:family="text">
      <style:text-properties style:font-name="Times New Roman" fo:font-size="12pt" officeooo:rsid="001187e6" style:font-size-asian="12pt" style:font-size-complex="12pt"/>
    </style:style>
    <style:style style:name="T34" style:family="text">
      <style:text-properties style:font-name="Times New Roman" fo:font-size="12pt" officeooo:rsid="0012bf91" style:font-size-asian="12pt" style:font-size-complex="12pt"/>
    </style:style>
    <style:style style:name="T35" style:family="text">
      <style:text-properties style:font-name="Times New Roman" fo:font-size="12pt" officeooo:rsid="0015cef1" style:font-size-asian="12pt" style:font-size-complex="12pt"/>
    </style:style>
    <style:style style:name="T36" style:family="text">
      <style:text-properties style:font-name="Times New Roman" fo:font-size="12pt" fo:font-weight="bold" style:font-size-asian="12pt" style:font-weight-asian="bold" style:font-size-complex="12pt"/>
    </style:style>
    <style:style style:name="T37" style:family="text">
      <style:text-properties style:font-name="Times New Roman" fo:font-size="12pt" fo:font-weight="bold" officeooo:rsid="00233541" style:font-size-asian="12pt" style:font-weight-asian="bold" style:font-size-complex="12pt"/>
    </style:style>
    <style:style style:name="T38" style:family="text">
      <style:text-properties style:font-name="Times New Roman" fo:font-size="12pt" fo:font-weight="bold" style:font-size-asian="12pt" style:font-weight-asian="bold" style:font-size-complex="12pt" style:font-weight-complex="bold"/>
    </style:style>
    <style:style style:name="T39" style:family="text">
      <style:text-properties style:font-name="Times New Roman" fo:font-size="12pt" fo:font-weight="bold" officeooo:rsid="002774e3" style:font-size-asian="12pt" style:font-weight-asian="bold" style:font-size-complex="12pt" style:font-weight-complex="bold"/>
    </style:style>
    <style:style style:name="T40" style:family="text">
      <style:text-properties style:font-name="Times New Roman" fo:font-size="12pt" fo:font-weight="bold" officeooo:rsid="00233541" style:font-size-asian="12pt" style:font-weight-asian="bold" style:font-size-complex="12pt" style:font-weight-complex="bold"/>
    </style:style>
    <style:style style:name="T41" style:family="text">
      <style:text-properties style:font-name="Times New Roman" fo:font-size="12pt" fo:font-weight="bold" officeooo:rsid="002b32bc" style:font-size-asian="12pt" style:font-weight-asian="bold" style:font-size-complex="12pt" style:font-weight-complex="bold"/>
    </style:style>
    <style:style style:name="T42" style:family="text">
      <style:text-properties style:font-name="Times New Roman" fo:font-size="12pt" fo:font-weight="bold" officeooo:rsid="002d4827" style:font-size-asian="12pt" style:font-weight-asian="bold" style:font-size-complex="12pt" style:font-weight-complex="bold"/>
    </style:style>
    <style:style style:name="T43" style:family="text">
      <style:text-properties style:font-name="Times New Roman" fo:font-size="12pt" fo:font-weight="bold" officeooo:rsid="000b7b15" style:font-size-asian="12pt" style:font-weight-asian="bold" style:font-size-complex="12pt" style:font-weight-complex="bold"/>
    </style:style>
    <style:style style:name="T44" style:family="text">
      <style:text-properties style:font-name="Times New Roman" fo:font-size="12pt" fo:font-weight="bold" officeooo:rsid="000d5f05" style:font-size-asian="12pt" style:font-weight-asian="bold" style:font-size-complex="12pt" style:font-weight-complex="bold"/>
    </style:style>
    <style:style style:name="T45" style:family="text">
      <style:text-properties style:font-name="Times New Roman" fo:font-size="12pt" fo:font-weight="bold" officeooo:rsid="00136fbd" style:font-size-asian="12pt" style:font-weight-asian="bold" style:font-size-complex="12pt" style:font-weight-complex="bold"/>
    </style:style>
    <style:style style:name="T46" style:family="text">
      <style:text-properties style:font-name="Times New Roman" fo:font-size="12pt" fo:font-weight="bold" officeooo:rsid="0015cef1" style:font-size-asian="12pt" style:font-weight-asian="bold" style:font-size-complex="12pt" style:font-weight-complex="bold"/>
    </style:style>
    <style:style style:name="T47" style:family="text">
      <style:text-properties style:font-name="Times New Roman" fo:font-size="12pt" fo:font-weight="bold" officeooo:rsid="002774e3" style:font-size-asian="12pt" style:font-weight-asian="bold" style:font-size-complex="12pt"/>
    </style:style>
    <style:style style:name="T48" style:family="text">
      <style:text-properties style:font-name="Times New Roman" fo:font-size="12pt" fo:font-weight="normal" style:font-size-asian="12pt" style:font-weight-asian="normal" style:font-size-complex="12pt" style:font-weight-complex="normal"/>
    </style:style>
    <style:style style:name="T49" style:family="text">
      <style:text-properties style:font-name="Times New Roman" fo:font-size="12pt" fo:font-weight="normal" officeooo:rsid="002774e3" style:font-size-asian="12pt" style:font-weight-asian="normal" style:font-size-complex="12pt" style:font-weight-complex="normal"/>
    </style:style>
    <style:style style:name="T50" style:family="text">
      <style:text-properties style:font-name="Times New Roman" fo:font-size="12pt" fo:font-weight="normal" officeooo:rsid="002b32bc" style:font-size-asian="12pt" style:font-weight-asian="normal" style:font-size-complex="12pt" style:font-weight-complex="normal"/>
    </style:style>
    <style:style style:name="T51" style:family="text">
      <style:text-properties style:font-name="Times New Roman" fo:font-size="12pt" fo:font-weight="normal" officeooo:rsid="002cb117" style:font-size-asian="12pt" style:font-weight-asian="normal" style:font-size-complex="12pt" style:font-weight-complex="normal"/>
    </style:style>
    <style:style style:name="T52" style:family="text">
      <style:text-properties style:font-name="Times New Roman" fo:font-size="12pt" fo:font-weight="normal" officeooo:rsid="002d4827" style:font-size-asian="12pt" style:font-weight-asian="normal" style:font-size-complex="12pt" style:font-weight-complex="normal"/>
    </style:style>
    <style:style style:name="T53" style:family="text">
      <style:text-properties style:font-name="Times New Roman" fo:font-size="12pt" fo:font-weight="normal" officeooo:rsid="000c06af" style:font-size-asian="12pt" style:font-weight-asian="normal" style:font-size-complex="12pt" style:font-weight-complex="normal"/>
    </style:style>
    <style:style style:name="T54" style:family="text">
      <style:text-properties style:font-name="Times New Roman" fo:font-size="12pt" fo:font-weight="normal" officeooo:rsid="00136fbd" style:font-size-asian="12pt" style:font-weight-asian="normal" style:font-size-complex="12pt" style:font-weight-complex="normal"/>
    </style:style>
    <style:style style:name="T55" style:family="text">
      <style:text-properties style:font-name="Times New Roman" fo:font-weight="normal" officeooo:rsid="00233541" style:font-weight-asian="normal" style:font-weight-complex="normal"/>
    </style:style>
    <style:style style:name="T56" style:family="text">
      <style:text-properties style:font-name="Times New Roman" fo:font-weight="normal" officeooo:rsid="002774e3" style:font-weight-asian="normal" style:font-weight-complex="normal"/>
    </style:style>
    <style:style style:name="T57" style:family="text">
      <style:text-properties style:font-name="Times New Roman" officeooo:rsid="002b32bc"/>
    </style:style>
    <style:style style:name="T58" style:family="text">
      <style:text-properties style:font-name="Times New Roman" officeooo:rsid="0028a25c"/>
    </style:style>
    <style:style style:name="T59" style:family="text">
      <style:text-properties style:font-name="Times New Roman" officeooo:rsid="002cb117"/>
    </style:style>
    <style:style style:name="T60" style:family="text">
      <style:text-properties style:font-name="Times New Roman" officeooo:rsid="002774e3"/>
    </style:style>
    <style:style style:name="T61" style:family="text">
      <style:text-properties style:font-name="Times New Roman" fo:font-style="italic" style:font-style-asian="italic"/>
    </style:style>
    <style:style style:name="T62" style:family="text">
      <style:text-properties style:font-name="Times New Roman" fo:font-style="italic" officeooo:rsid="002774e3" style:font-style-asian="italic"/>
    </style:style>
    <style:style style:name="T63" style:family="text">
      <style:text-properties style:font-name="Times New Roman" fo:font-weight="bold" officeooo:rsid="002774e3" style:font-weight-asian="bold" style:font-weight-complex="bold"/>
    </style:style>
    <style:style style:name="T64" style:family="text">
      <style:text-properties style:font-name="Times New Roman" officeooo:rsid="00325995"/>
    </style:style>
    <style:style style:name="T65" style:family="text">
      <style:text-properties style:font-name="Times New Roman" officeooo:rsid="0032bb6b"/>
    </style:style>
    <style:style style:name="T66" style:family="text">
      <style:text-properties style:font-name="Times New Roman" officeooo:rsid="000c06af"/>
    </style:style>
    <style:style style:name="T67" style:family="text">
      <style:text-properties style:font-name="Times New Roman" officeooo:rsid="000d5f05"/>
    </style:style>
    <style:style style:name="T68" style:family="text">
      <style:text-properties style:font-name="Times New Roman" officeooo:rsid="00136fbd"/>
    </style:style>
    <style:style style:name="T69" style:family="text">
      <style:text-properties style:font-name="Times New Roman" officeooo:rsid="0012bf91"/>
    </style:style>
    <style:style style:name="T70" style:family="text">
      <style:text-properties style:font-name="Times New Roman" officeooo:rsid="00146f53"/>
    </style:style>
    <style:style style:name="T71" style:family="text">
      <style:text-properties style:font-name="Times New Roman" officeooo:rsid="0015cef1"/>
    </style:style>
    <style:style style:name="T72" style:family="text">
      <style:text-properties style:font-name="Times New Roman" officeooo:rsid="0017c316"/>
    </style:style>
    <style:style style:name="T73" style:family="text">
      <style:text-properties fo:font-variant="normal" fo:text-transform="none" fo:color="#000000" style:font-name="Times New Roman" fo:letter-spacing="normal" fo:language="pt" fo:country="PT" fo:font-style="normal" fo:font-weight="normal" officeooo:rsid="00325995"/>
    </style:style>
    <style:style style:name="T74" style:family="text">
      <style:text-properties fo:font-variant="normal" fo:text-transform="none" fo:color="#000000" style:font-name="Times New Roman" fo:letter-spacing="normal" fo:language="pt" fo:country="PT" fo:font-style="normal" fo:font-weight="normal" officeooo:rsid="0008527b"/>
    </style:style>
    <style:style style:name="T75" style:family="text">
      <style:text-properties fo:font-variant="normal" fo:text-transform="none" fo:color="#000000" style:font-name="Times New Roman" fo:letter-spacing="normal" fo:language="pt" fo:country="PT" fo:font-style="normal" fo:font-weight="normal" officeooo:rsid="0008527b" style:font-size-asian="12pt" style:font-size-complex="12pt"/>
    </style:style>
    <style:style style:name="T76" style:family="text">
      <style:text-properties fo:font-variant="normal" fo:text-transform="none" fo:color="#000000" style:font-name="Times New Roman" fo:letter-spacing="normal" fo:language="pt" fo:country="PT" fo:font-style="normal" fo:font-weight="normal" officeooo:rsid="00091637" style:font-size-asian="12pt" style:font-size-complex="12pt"/>
    </style:style>
    <style:style style:name="T77" style:family="text">
      <style:text-properties fo:font-variant="normal" fo:text-transform="none" fo:color="#000000" style:font-name="Times New Roman" fo:letter-spacing="normal" fo:language="pt" fo:country="PT" fo:font-style="normal" fo:font-weight="normal" officeooo:rsid="000d5f05" style:font-size-asian="12pt" style:font-size-complex="12pt"/>
    </style:style>
    <style:style style:name="T78" style:family="text">
      <style:text-properties fo:font-variant="normal" fo:text-transform="none" fo:color="#000000" style:font-name="Times New Roman" fo:letter-spacing="normal" fo:language="pt" fo:country="PT" fo:font-style="normal" fo:font-weight="normal" officeooo:rsid="0015cef1" style:font-size-asian="12pt" style:font-size-complex="12pt"/>
    </style:style>
    <style:style style:name="T79" style:family="text">
      <style:text-properties officeooo:rsid="000b03a1"/>
    </style:style>
    <style:style style:name="T80" style:family="text">
      <style:text-properties officeooo:rsid="000c06af"/>
    </style:style>
    <style:style style:name="T81" style:family="text">
      <style:text-properties officeooo:rsid="000ec5fa"/>
    </style:style>
    <style:style style:name="T82" style:family="text">
      <style:text-properties officeooo:rsid="00136fb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0.6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0.6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0.6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I">
        <style:list-level-properties text:list-level-position-and-space-mode="label-alignment">
          <style:list-level-label-alignment text:label-followed-by="listtab" text:list-tab-stop-position="0.6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ext:span text:style-name="T13">OORT - </text:span>Leitura Vertical</text:p>
      <text:p text:style-name="P26"/>
      <text:p text:style-name="P59"><text:span text:style-name="T14">Leitura 1</text:span>: Descrição dos requisitos <text:span text:style-name="T17">X</text:span> Diagrama de Sequência</text:p>
      <text:p text:style-name="P27"/>
      <text:p text:style-name="P27"><text:span text:style-name="T14">Objetivo</text:span>: Verificar se <text:span text:style-name="T18">a</text:span>s <text:span text:style-name="T18">restriçõe</text:span>s, serviços e funcionalidades descritos pelos requisitos funcionais estão capturados apropriadamente <text:span text:style-name="T19">nos diagramas de sequência, por meio de uma combinação apropriada de objetos e mensagens que trabalham em conjunto para capturar essas funcionalidades, serviços e restrições para o cenário analisado.</text:span></text:p>
      <text:p text:style-name="P27"/>
      <text:p text:style-name="P27"><text:span text:style-name="T14">Entradas para o processo</text:span>:</text:p>
      <text:list xml:id="list6816689096787286010" text:style-name="L1">
        <text:list-item>
          <text:p text:style-name="P30"><text:span text:style-name="T22">Um conjunto de requisitos funcionais que descrevem </text:span><text:span text:style-name="T23">as restrições</text:span><text:span text:style-name="T22"> e serviços que são necessários </text:span><text:span text:style-name="T24">para o cenário analisado</text:span><text:span text:style-name="T22">.</text:span></text:p>
        </text:list-item>
        <text:list-item>
          <text:p text:style-name="P30"><text:span text:style-name="T21">Um ou mais diagramas de seqüência que descreve os objetos de um sistema e os serviços que ele fornece. Podem existir múltiplos diagramas de seqüência para um dado </text:span><text:span text:style-name="T25">requisito funcional</text:span><text:span text:style-name="T21"> desde que um </text:span><text:span text:style-name="T25">requisito funcional</text:span><text:span text:style-name="T21"> descreverá múltipl</text:span><text:span text:style-name="T25">a</text:span><text:span text:style-name="T21">s funcionalidade do sistema. O conjunto correto de diagramas de seqüência para um </text:span><text:span text:style-name="T25">requisito funcional</text:span><text:span text:style-name="T21"> deve ser selecionado utilizando informação de rastreabilidade, ou por alguém que tenha conhecimento semântico sobre o sistema. Encontrar o conjunto correto de diagramas de seqüência sem informação de rastreabilidade ou </text:span><text:span text:style-name="T26">conhecimento sobre o sistema será difícil.</text:span></text:p>
        </text:list-item>
      </text:list>
      <text:p text:style-name="P32"/>
      <text:list xml:id="list2962430737012646869" text:style-name="L3">
        <text:list-item>
          <text:p text:style-name="P31">Leia a descrição de requisitos para entender a funcionalidade descrita.</text:p>
          <text:p text:style-name="P52"><text:span text:style-name="T37">E</text:span><text:span text:style-name="T36">NTRADAS: </text:span><text:span text:style-name="T48">Conjunto de Requisitos Funcionais (FR)</text:span></text:p>
        </text:list-item>
      </text:list>
      <text:p text:style-name="P56"><text:span text:style-name="T49"><text:tab/></text:span><text:span text:style-name="T39">SAÍDAS:</text:span><text:span text:style-name="T49"><text:tab/></text:span><text:span text:style-name="T48">Serviços candidatos (marcados em verde nos FRs);</text:span></text:p>
      <text:p text:style-name="P41"><text:tab/><text:tab/><text:tab/>Restrições e condições para os serviços (marcados em amarelo nos FRs).</text:p>
      <text:p text:style-name="P49"/>
      <text:p text:style-name="P14"><text:span text:style-name="T55">A. </text:span><text:span text:style-name="T20">Leia totalmente cada um dos requisitos funcionais para entender a funcionalidade que ele escreve. </text:span></text:p>
      <text:p text:style-name="P46">B. Encontre os verbos, ou descrições de ações, que são candidatos a serem serviços ou comportamentos no sistema. Sublinhe os verbos ou descrições de ações com uma caneta verde.</text:p>
      <text:p text:style-name="P4"><text:span text:style-name="T20">C. Procure por descrições de restrições ou condições nos substantivos e verbos que você identificou nos dois passos anteriores. Preste atenção especialmente aos requisitos não funcionais, que tipicamente cont</text:span><text:span text:style-name="T57">ê</text:span><text:span text:style-name="T20">m restrições e condições relacionadas </text:span><text:span text:style-name="T58">à</text:span><text:span text:style-name="T20">s funcionalidades do sistema. Por exemplo, examine se os relacionamentos entre </text:span><text:span text:style-name="T57">as classe</text:span><text:span text:style-name="T20">s foram identificados. Pergunte se existem restrições explícitas ou limitações na forma que as ações são executadas. Tente observar se quantidades definidas foram especificadas em alguma parte do requisito. Sublinhe estas condições e restrições com uma caneta amarela.</text:span></text:p>
      <text:p text:style-name="P32"/>
      <text:list xml:id="list221409132248116" text:continue-numbering="true" text:style-name="L3">
        <text:list-item>
          <text:p text:style-name="P55"><text:span text:style-name="T40">Identificar e inspecionar os diagramas de seqüência relacionados, para identificar se a </text:span><text:span text:style-name="T38">funcionalidade correspondente está precisamente descrita e se os comportamentos e </text:span><text:span text:style-name="T41">restriçõe</text:span><text:span text:style-name="T38">s estão representados na ordem correta.</text:span></text:p>
          <text:p text:style-name="P55"><text:span text:style-name="T37">E</text:span><text:span text:style-name="T47">NTRADAS:<text:tab/></text:span><text:span text:style-name="T49">Conjunto de Requisitos Funcionais (R</text:span><text:span text:style-name="T50">F</text:span><text:span text:style-name="T49">)</text:span><text:span text:style-name="T48">, com conceitos, serviços e </text:span><text:span text:style-name="T50">restriçõe</text:span><text:span text:style-name="T48">s <text:tab/><text:tab/>marcados;</text:span></text:p>
          <text:list>
            <text:list-item>
              <text:list>
                <text:list-item>
                  <text:list>
                    <text:list-item>
                      <text:list>
                        <text:list-header>
                          <text:p text:style-name="P40">Diagrama de Seqüência (SD).</text:p>
                        </text:list-header>
                      </text:list>
                    </text:list-item>
                  </text:list>
                </text:list-item>
              </text:list>
            </text:list-item>
          </text:list>
        </text:list-item>
      </text:list>
      <text:p text:style-name="P56"><text:span text:style-name="T49"><text:tab/></text:span><text:span text:style-name="T39">SAÍDAS:</text:span><text:span text:style-name="T49"><text:tab/></text:span><text:span text:style-name="T48">Serviços </text:span><text:span text:style-name="T51">fornecidos pelo sistema </text:span><text:span text:style-name="T48">(marcados em verde no </text:span><text:span text:style-name="T51">SD</text:span><text:span text:style-name="T48">);</text:span></text:p>
      <text:p text:style-name="P8"><text:span text:style-name="T20"><text:tab/><text:tab/><text:tab/>Restrições e condições para os serviços (marcados em amarelo no </text:span><text:span text:style-name="T59">SD</text:span><text:span text:style-name="T20">).</text:span></text:p>
      <text:p text:style-name="P41"/>
      <text:p text:style-name="P14"><text:span text:style-name="T59">A</text:span><text:span text:style-name="T60">. Identifique os </text:span><text:span text:style-name="T62">serviços </text:span><text:span text:style-name="T60">descritos pelos diagramas de seqüência. Para fazer isto, você precisará examinar a </text:span><text:span text:style-name="T20">informação trocada entre os objetos e classes nos diagramas de seqüência (as setas horizontais). Se a informação trocada está muito detalhada, no nível de mensagens, você precisará abstrair várias mensagens em conjunto para entender os serviços que elas fornecem. Sublinhe os serviços identificados e os numere (na ordem em que ocorrem no diagrama) com uma caneta verde. </text:span><text:span text:style-name="T59">B. Identifique </text:span><text:span text:style-name="T20">as condições que permitem a ativação das ações. Marque </text:span><text:span text:style-name="T59">as restrições e/ou condições </text:span><text:soft-page-break/><text:span text:style-name="T20">em amarelo</text:span><text:span text:style-name="T60">. </text:span><text:span text:style-name="T66">Normalmente, nos SDs, condições ou restrições aparecem nos fragmentos combinados, os quais possuem condições de guarda para envio ou não de mensagens.</text:span></text:p>
      <text:p text:style-name="P41"/>
      <text:p text:style-name="P32"/>
      <text:list xml:id="list221408318942148" text:continue-numbering="true" text:style-name="L3">
        <text:list-item>
          <text:p text:style-name="P55"><text:span text:style-name="T38"><text:s/></text:span><text:span text:style-name="T42">Reveja a descrição dos requisitos funcionais para certificar que todos os serviços, funcionalidades e restrições foram capturados apropriadamente pelo diagrama de sequência</text:span><text:span text:style-name="T38"> do </text:span><text:span text:style-name="T36">domínio.</text:span></text:p>
        </text:list-item>
      </text:list>
      <text:p text:style-name="P37"/>
      <text:list xml:id="list221410085221701" text:continue-numbering="true" text:style-name="L3">
        <text:list-header>
          <text:p text:style-name="P55"><text:span text:style-name="T37">E</text:span><text:span text:style-name="T47">NTRADAS:<text:tab/></text:span><text:span text:style-name="T49">Conjunto de Requisitos Funcionais (R</text:span><text:span text:style-name="T50">F</text:span><text:span text:style-name="T49">)</text:span><text:span text:style-name="T48">, com conceitos, serviços e </text:span><text:span text:style-name="T50">restriçõe</text:span><text:span text:style-name="T48">s <text:tab/><text:tab/>marcados;</text:span></text:p>
          <text:list>
            <text:list-item>
              <text:list>
                <text:list-item>
                  <text:list>
                    <text:list-item>
                      <text:list>
                        <text:list-header>
                          <text:p text:style-name="P55"><text:span text:style-name="T27">Diagrama de Seqüência (SD), </text:span><text:span text:style-name="T28">com s</text:span><text:span text:style-name="T49">erviços, </text:span><text:span text:style-name="T52">condições</text:span><text:span text:style-name="T49"> </text:span><text:span text:style-name="T52">e restrições</text:span><text:span text:style-name="T49"> marcados</text:span><text:span text:style-name="T27">.</text:span></text:p>
                        </text:list-header>
                      </text:list>
                    </text:list-item>
                  </text:list>
                </text:list-item>
              </text:list>
            </text:list-item>
          </text:list>
        </text:list-header>
      </text:list>
      <text:p text:style-name="P14"><text:span text:style-name="T56"><text:tab/></text:span><text:span text:style-name="T63">SAÍDAS:</text:span><text:span text:style-name="T56"><text:tab/>Relatório de Discrepâncias.</text:span></text:p>
      <text:p text:style-name="P41"/>
      <text:p text:style-name="P56"><text:span text:style-name="T5">A. </text:span><text:span text:style-name="T6">Procure por descrições de funcionalidades nos requisitos que tenham sido omitidas do projeto.</text:span></text:p>
      <text:p text:style-name="P56"><text:span text:style-name="T6">1) </text:span><text:span text:style-name="T27">Para cada descrição de ação sublinhada em verde nos requisitos funcionais, tente encontrar um</text:span></text:p>
      <text:p text:style-name="P4"><text:span text:style-name="T20">comportamento associado ou combinação de comportamentos n</text:span><text:span text:style-name="T64">o diagrama de sequência, </text:span><text:span text:style-name="T65">que também está marcado de verde</text:span><text:span text:style-name="T64">.</text:span><text:span text:style-name="T20"> Utilize dicas sintáticas (i.e. nome do comportamento que é similar ou sinônimo para uma descrição de ação) para ajudar você na busca, mas certifique que o significado </text:span><text:span text:style-name="T61">semântico </text:span><text:span text:style-name="T20">da função nos requisitos e projeto de alto nível é o mesmo. </text:span><text:span text:style-name="T65">Para cada marcação em verde nos requisitos, deve haver um correspondente em verde no diagrama de sequência também. </text:span><text:span text:style-name="T20">Quando </text:span><text:span text:style-name="T64">não </text:span><text:span text:style-name="T20">encontrado, </text:span><text:span text:style-name="T3">então a informação foi omitida do projeto. Indique isto no formulário para relato de discrepância.</text:span></text:p>
      <text:p text:style-name="P11"><text:span text:style-name="T1">2) Para cada restrição </text:span><text:span text:style-name="T2">sublinhada de amarelo, realizar o mesmo procedimento do item anterior.</text:span></text:p>
      <text:p text:style-name="P11"><text:span text:style-name="T2"/></text:p>
      <text:p text:style-name="P2"><text:span text:style-name="T2">B. </text:span><text:span text:style-name="T1">Pr</text:span><text:span text:style-name="T3">ocure por descrições de funcionalidades nos requisitos que tenham sido </text:span><text:span text:style-name="T4">deturpadas no</text:span><text:span text:style-name="T3"> projeto. </text:span><text:span text:style-name="T7">1) </text:span><text:span text:style-name="T12">Neste caso,</text:span><text:span text:style-name="T4"> o comportamento foi encontrado no diagrama, porém </text:span><text:span text:style-name="T7">está descrito com um significado semântico diferente do encontrado nos requisitos funcionais. Quando encontrado, significa que houve um fato incorreto no projeto. Indique isto no formulário para relato de discrepância.</text:span></text:p>
      <text:p text:style-name="P2"><text:span text:style-name="T12">2) </text:span><text:span text:style-name="T7">Faça isso para todas as funcionalidades (sublinhadas em verde) ou restrições (sublinhadas em amarelo) encontradas com esta característica.</text:span></text:p>
      <text:p text:style-name="P2"><text:span text:style-name="T7"/></text:p>
      <text:p text:style-name="P21"><text:span text:style-name="T8">C. </text:span><text:span text:style-name="T9">Pr</text:span><text:span text:style-name="T10">ocure por descrições de funcionalidades nos requisitos que </text:span><text:span text:style-name="T8">estejam imprecisas</text:span><text:span text:style-name="T11"> no</text:span><text:span text:style-name="T10"> projeto.</text:span></text:p>
      <text:p text:style-name="P23"><text:bookmark text:name="tw-target-text"/><text:span text:style-name="T8">1) Isto </text:span><text:span text:style-name="T73">pode causar </text:span><text:span text:style-name="T74">a </text:span><text:span text:style-name="T73">um usuário do documento a interpretar mal ou não compreendem o significado do conceito. </text:span><text:span text:style-name="T75">Quando encontrado, significa que houve uma ambiguidade no projeto. </text:span><text:span text:style-name="T76">Isto vale por exemplo, para a ordem em que os serviços aparecem no diagrama de sequência. </text:span><text:span text:style-name="T75">Indique isto no formulário para relato de discrepância.</text:span></text:p>
      <text:p text:style-name="P23"><text:span text:style-name="T77">2) </text:span><text:span text:style-name="T75">Faça isso para todas as funcionalidades (sublinhadas em verde) ou restrições (sublinhadas em amarelo) encontradas com esta característica.</text:span></text:p>
      <text:p text:style-name="P15"><text:span text:style-name="T3"/></text:p>
      <text:p text:style-name="P15"><text:span text:style-name="T3"/></text:p>
      <text:p text:style-name="P60"><text:span text:style-name="T14">Leitura </text:span><text:span text:style-name="T15">2</text:span>: Descrição dos requisitos <text:span text:style-name="T17">X</text:span> Diagrama de <text:span text:style-name="T79">Atividades</text:span></text:p>
      <text:p text:style-name="P28"/>
      <text:p text:style-name="P28"><text:span text:style-name="T14">Objetivo</text:span>: Verificar se <text:span text:style-name="T18">a</text:span>s <text:span text:style-name="T18">restriçõe</text:span>s, serviços e funcionalidades descritos pelos requisitos funcionais estão capturados apropriadamente <text:span text:style-name="T19">nos diagramas de atividades, por meio de uma combinação apropriada ao fluxo de atividades que trabalham em conjunto para capturar essas funcionalidades, serviços e restrições para o cenário analisado.</text:span></text:p>
      <text:p text:style-name="P28"/>
      <text:p text:style-name="P28"><text:span text:style-name="T14">Entradas para o processo</text:span>:</text:p>
      <text:list xml:id="list72573380202120956" text:style-name="L5">
        <text:list-item>
          <text:p text:style-name="P62"><text:span text:style-name="T22">Um conjunto de requisitos funcionais que descrevem </text:span><text:span text:style-name="T23">as restrições</text:span><text:span text:style-name="T22"> e serviços que são necessários </text:span><text:span text:style-name="T24">para o cenário analisado</text:span><text:span text:style-name="T22">.</text:span></text:p>
        </text:list-item>
        <text:list-item>
          <text:p text:style-name="P62"><text:span text:style-name="T21">Um ou mais diagramas de </text:span><text:span text:style-name="T29">atividades</text:span><text:span text:style-name="T21"> que descreve </text:span><text:span text:style-name="T29">o comportamento dinâmico de um </text:span><text:soft-page-break/><text:span text:style-name="T29">sistema (ou parte de um sistema) por meio do fluxo de controle entre as ações que o sistema executa. </text:span><text:span text:style-name="T21">Podem existir múltiplos diagramas de </text:span><text:span text:style-name="T29">atividades</text:span><text:span text:style-name="T21"> para um dado </text:span><text:span text:style-name="T25">requisito funcional</text:span><text:span text:style-name="T21"> desde que um </text:span><text:span text:style-name="T25">requisito funcional</text:span><text:span text:style-name="T21"> descreverá múltipl</text:span><text:span text:style-name="T25">a</text:span><text:span text:style-name="T21">s funcionalidade do sistema. O conjunto correto de diagramas de </text:span><text:span text:style-name="T29">atividades</text:span><text:span text:style-name="T21"> para um </text:span><text:span text:style-name="T25">requisito funcional</text:span><text:span text:style-name="T21"> deve ser selecionado utilizando informação de rastreabilidade, ou por alguém que tenha conhecimento semântico sobre o sistema. Encontrar o conjunto correto de diagramas de </text:span><text:span text:style-name="T30">atividades</text:span><text:span text:style-name="T21"> sem informação de rastreabilidade ou </text:span><text:span text:style-name="T26">conhecimento sobre o sistema será difícil.</text:span></text:p>
        </text:list-item>
      </text:list>
      <text:p text:style-name="P34"/>
      <text:list xml:id="list8799218086241265425" text:style-name="L4">
        <text:list-item>
          <text:p text:style-name="P33">Leia a descrição de requisitos para entender a funcionalidade descrita.</text:p>
          <text:p text:style-name="P53"><text:span text:style-name="T37">E</text:span><text:span text:style-name="T36">NTRADAS: </text:span><text:span text:style-name="T48">Conjunto de Requisitos Funcionais (FR)</text:span></text:p>
        </text:list-item>
      </text:list>
      <text:p text:style-name="P58"><text:span text:style-name="T49"><text:tab/></text:span><text:span text:style-name="T39">SAÍDAS:</text:span><text:span text:style-name="T49"><text:tab/></text:span><text:span text:style-name="T48">Serviços candidatos (marcados em verde nos FRs);</text:span></text:p>
      <text:p text:style-name="P43"><text:tab/><text:tab/><text:tab/>Restrições e condições para os serviços (marcados em amarelo nos FRs).</text:p>
      <text:p text:style-name="P50"/>
      <text:p text:style-name="P17"><text:span text:style-name="T55">A. </text:span><text:span text:style-name="T20">Leia totalmente cada um dos requisitos funcionais para entender a funcionalidade que ele escreve. </text:span></text:p>
      <text:p text:style-name="P47">B. Encontre os verbos, ou descrições de ações, que são candidatos a serem serviços ou comportamentos no sistema. Sublinhe os verbos ou descrições de ações com uma caneta verde.</text:p>
      <text:p text:style-name="P5"><text:span text:style-name="T20">C. Procure por descrições de restrições ou condições nos substantivos e verbos que você identificou nos dois passos anteriores. Preste atenção especialmente aos requisitos não funcionais, que tipicamente cont</text:span><text:span text:style-name="T57">ê</text:span><text:span text:style-name="T20">m restrições e condições relacionadas </text:span><text:span text:style-name="T58">à</text:span><text:span text:style-name="T20">s funcionalidades do sistema. Por exemplo, examine se os relacionamentos entre </text:span><text:span text:style-name="T57">as classe</text:span><text:span text:style-name="T20">s foram identificados. Pergunte se existem restrições explícitas ou limitações na forma que as ações são executadas. Tente observar se quantidades definidas foram especificadas em alguma parte do requisito. Sublinhe estas condições e restrições com uma caneta amarela.</text:span></text:p>
      <text:p text:style-name="P34"/>
      <text:list xml:id="list221409671007498" text:continue-numbering="true" text:style-name="L4">
        <text:list-item>
          <text:p text:style-name="P57"><text:span text:style-name="T40">Identificar e inspecionar os diagramas de </text:span><text:span text:style-name="T43">atividades</text:span><text:span text:style-name="T40"> relacionados, para identificar se a </text:span><text:span text:style-name="T38">funcionalidade correspondente está precisamente descrita e se os comportamentos e </text:span><text:span text:style-name="T41">restriçõe</text:span><text:span text:style-name="T38">s estão representados na ordem correta.</text:span></text:p>
          <text:p text:style-name="P57"><text:span text:style-name="T37">E</text:span><text:span text:style-name="T47">NTRADAS:<text:tab/></text:span><text:span text:style-name="T49">Conjunto de Requisitos Funcionais (R</text:span><text:span text:style-name="T50">F</text:span><text:span text:style-name="T49">)</text:span><text:span text:style-name="T48">, com conceitos, serviços e </text:span><text:span text:style-name="T50">restriçõe</text:span><text:span text:style-name="T48">s <text:tab/><text:tab/>marcados;</text:span></text:p>
          <text:list>
            <text:list-item>
              <text:list>
                <text:list-item>
                  <text:list>
                    <text:list-item>
                      <text:list>
                        <text:list-header>
                          <text:p text:style-name="P42">Diagrama de <text:span text:style-name="T80">Atividades </text:span>(<text:span text:style-name="T80">A</text:span>D).</text:p>
                        </text:list-header>
                      </text:list>
                    </text:list-item>
                  </text:list>
                </text:list-item>
              </text:list>
            </text:list-item>
          </text:list>
        </text:list-item>
      </text:list>
      <text:p text:style-name="P58"><text:span text:style-name="T49"><text:tab/></text:span><text:span text:style-name="T39">SAÍDAS:</text:span><text:span text:style-name="T49"><text:tab/></text:span><text:span text:style-name="T48">Serviços </text:span><text:span text:style-name="T51">fornecidos pelo sistema </text:span><text:span text:style-name="T48">(marcados em verde no </text:span><text:span text:style-name="T53">A</text:span><text:span text:style-name="T51">D</text:span><text:span text:style-name="T48">);</text:span></text:p>
      <text:p text:style-name="P9"><text:span text:style-name="T20"><text:tab/><text:tab/><text:tab/>Restrições e condições para os serviços (marcados em amarelo no </text:span><text:span text:style-name="T66">A</text:span><text:span text:style-name="T59">D</text:span><text:span text:style-name="T20">).</text:span></text:p>
      <text:p text:style-name="P43"/>
      <text:p text:style-name="P18"><text:span text:style-name="T59">A</text:span><text:span text:style-name="T60">. Identifique os </text:span><text:span text:style-name="T62">serviços </text:span><text:span text:style-name="T60">descritos pelos diagramas de </text:span><text:span text:style-name="T66">atividades</text:span><text:span text:style-name="T60">. Para fazer isto, você precisará examinar </text:span><text:span text:style-name="T66">o fluxo de atividades, os quais podem representar atividades ou partes de processamentos que podem ou não estar relacionados a métodos de classes.</text:span><text:span text:style-name="T20"> Se a informação trocada está muito detalhada, no nível de </text:span><text:span text:style-name="T66">atividades</text:span><text:span text:style-name="T20">, você precisará abstrair várias </text:span><text:span text:style-name="T66">atividades</text:span><text:span text:style-name="T20"> em conjunto para entender os serviços que elas fornecem. Sublinhe os serviços identificados e os numere (na ordem em que ocorrem no diagrama) com uma caneta verde. </text:span></text:p>
      <text:p text:style-name="P18"><text:span text:style-name="T59">B. Identifique </text:span><text:span text:style-name="T20">as condições </text:span><text:span text:style-name="T66">ou restrições </text:span><text:span text:style-name="T20">que permitem a ativação das ações. Marque </text:span><text:span text:style-name="T59">as restrições e/ou condições </text:span><text:span text:style-name="T20">em amarelo</text:span><text:span text:style-name="T60">. </text:span><text:span text:style-name="T66">Normalmente no diagrama de atividades, as condições são representadas com nós de desvio, apresentando uma condição de guarda booleana.</text:span></text:p>
      <text:p text:style-name="P43"/>
      <text:p text:style-name="P34"/>
      <text:list xml:id="list221408694354022" text:continue-numbering="true" text:style-name="L4">
        <text:list-item>
          <text:p text:style-name="P57"><text:span text:style-name="T38"><text:s/></text:span><text:span text:style-name="T42">Reveja a descrição dos requisitos funcionais para certificar que todos os serviços, funcionalidades e restrições foram capturados apropriadamente pelo diagrama de </text:span><text:span text:style-name="T44">atividades</text:span><text:span text:style-name="T38"> do </text:span><text:span text:style-name="T36">domínio.</text:span></text:p>
        </text:list-item>
      </text:list>
      <text:p text:style-name="P38"/>
      <text:list xml:id="list221408844070475" text:continue-numbering="true" text:style-name="L4">
        <text:list-header>
          <text:p text:style-name="P57"><text:span text:style-name="T37">E</text:span><text:span text:style-name="T47">NTRADAS:<text:tab/></text:span><text:span text:style-name="T49">Conjunto de Requisitos Funcionais (R</text:span><text:span text:style-name="T50">F</text:span><text:span text:style-name="T49">)</text:span><text:span text:style-name="T48">, com conceitos, serviços e </text:span><text:span text:style-name="T50">restriçõe</text:span><text:span text:style-name="T48">s <text:tab/><text:tab/>marcados;</text:span></text:p>
          <text:list>
            <text:list-item>
              <text:list>
                <text:list-item>
                  <text:list>
                    <text:list-item>
                      <text:list>
                        <text:list-header>
                          <text:p text:style-name="P57"><text:span text:style-name="T27">Diagrama de </text:span><text:span text:style-name="T31">Atividades</text:span><text:span text:style-name="T27"> (</text:span><text:span text:style-name="T31">A</text:span><text:span text:style-name="T27">D), </text:span><text:span text:style-name="T28">com s</text:span><text:span text:style-name="T49">erviços, </text:span><text:span text:style-name="T52">condições</text:span><text:span text:style-name="T49"> </text:span><text:span text:style-name="T52">e restrições</text:span><text:span text:style-name="T49"> </text:span><text:soft-page-break/><text:span text:style-name="T49">marcados</text:span><text:span text:style-name="T27">.</text:span></text:p>
                        </text:list-header>
                      </text:list>
                    </text:list-item>
                  </text:list>
                </text:list-item>
              </text:list>
            </text:list-item>
          </text:list>
        </text:list-header>
      </text:list>
      <text:p text:style-name="P17"><text:span text:style-name="T56"><text:tab/></text:span><text:span text:style-name="T63">SAÍDAS:</text:span><text:span text:style-name="T56"><text:tab/>Relatório de Discrepâncias.</text:span></text:p>
      <text:p text:style-name="P43"/>
      <text:p text:style-name="P58"><text:span text:style-name="T5">A. </text:span><text:span text:style-name="T6">Procure por descrições de funcionalidades nos requisitos que tenham sido omitidas do projeto.</text:span></text:p>
      <text:p text:style-name="P58"><text:span text:style-name="T6">1) </text:span><text:span text:style-name="T27">Para cada descrição de ação sublinhada em verde nos requisitos funcionais, tente encontrar um</text:span></text:p>
      <text:p text:style-name="P5"><text:span text:style-name="T20">comportamento associado ou combinação de comportamentos n</text:span><text:span text:style-name="T64">o diagrama de </text:span><text:span text:style-name="T67">atividades</text:span><text:span text:style-name="T64">, </text:span><text:span text:style-name="T65">que também está marcado de verde</text:span><text:span text:style-name="T64">.</text:span><text:span text:style-name="T20"> Utilize dicas sintáticas (i.e. nome do comportamento que é similar ou sinônimo para uma descrição de ação) para ajudar você na busca, mas certifique que o significado </text:span><text:span text:style-name="T61">semântico </text:span><text:span text:style-name="T20">da função nos requisitos e projeto de alto nível é o mesmo. </text:span><text:span text:style-name="T65">Para cada marcação em verde nos requisitos, deve haver um correspondente em verde no diagrama de </text:span><text:span text:style-name="T67">atividades</text:span><text:span text:style-name="T65"> também. </text:span><text:span text:style-name="T20">Quando </text:span><text:span text:style-name="T64">não </text:span><text:span text:style-name="T20">encontrado, </text:span><text:span text:style-name="T3">então a informação foi omitida do projeto. Indique isto no formulário para relato de discrepância.</text:span></text:p>
      <text:p text:style-name="P12"><text:span text:style-name="T1">2) Para cada restrição </text:span><text:span text:style-name="T2">sublinhada de amarelo, realizar o mesmo procedimento do item anterior.</text:span></text:p>
      <text:p text:style-name="P12"><text:span text:style-name="T2"/></text:p>
      <text:p text:style-name="P2"><text:span text:style-name="T2">B. </text:span><text:span text:style-name="T1">Pr</text:span><text:span text:style-name="T3">ocure por descrições de funcionalidades nos requisitos que tenham sido </text:span><text:span text:style-name="T4">deturpadas no</text:span><text:span text:style-name="T3"> projeto. </text:span><text:span text:style-name="T7">1) </text:span><text:span text:style-name="T12">Neste caso,</text:span><text:span text:style-name="T4"> o comportamento foi encontrado no diagrama, porém </text:span><text:span text:style-name="T7">está descrito com um significado semântico diferente do encontrado nos requisitos funcionais. Quando encontrado, significa que houve um fato incorreto no projeto. Indique isto no formulário para relato de discrepância. </text:span></text:p>
      <text:p text:style-name="P2"><text:span text:style-name="T12">2) </text:span><text:span text:style-name="T7">Faça isso para todas as funcionalidades (sublinhadas em verde) ou restrições (sublinhadas em amarelo) encontradas com esta característica.</text:span></text:p>
      <text:p text:style-name="P1"><text:span text:style-name="T7"/></text:p>
      <text:p text:style-name="P22"><text:span text:style-name="T8">C. </text:span><text:span text:style-name="T9">Pr</text:span><text:span text:style-name="T10">ocure por descrições de funcionalidades nos requisitos que </text:span><text:span text:style-name="T8">estejam imprecisas</text:span><text:span text:style-name="T11"> no</text:span><text:span text:style-name="T10"> projeto.</text:span></text:p>
      <text:p text:style-name="P23"><text:span text:style-name="T8">1) Isto </text:span><text:span text:style-name="T73">pode causar </text:span><text:span text:style-name="T74">a </text:span><text:span text:style-name="T73">um usuário do documento a interpretar mal ou não compreendem o significado do conceito. </text:span><text:span text:style-name="T75">Quando encontrado, significa que houve uma ambiguidade no projeto. </text:span><text:span text:style-name="T76">Isto vale por exemplo, para a ordem em que os serviços aparecem no </text:span><text:span text:style-name="T77">fluxo do </text:span><text:span text:style-name="T76">diagrama de </text:span><text:span text:style-name="T77">atividades</text:span><text:span text:style-name="T76">. </text:span><text:span text:style-name="T75">Indique isto no formulário para relato de discrepância.</text:span></text:p>
      <text:p text:style-name="P23"><text:span text:style-name="T77">2) </text:span><text:span text:style-name="T75">Faça isso para todas as funcionalidades (sublinhadas em verde) ou restrições (sublinhadas em amarelo) encontradas com esta característica.</text:span></text:p>
      <text:p text:style-name="P15"/>
      <text:p text:style-name="P15"/>
      <text:p text:style-name="P15"/>
      <text:p text:style-name="P61"><text:span text:style-name="T14">Leitura </text:span><text:span text:style-name="T16">3</text:span>: Descrição dos requisitos <text:span text:style-name="T17">X</text:span> Diagrama de <text:span text:style-name="T81">Máquina de Estado Comportamental</text:span></text:p>
      <text:p text:style-name="P29"/>
      <text:p text:style-name="P29"><text:span text:style-name="T14">Objetivo</text:span>: Verificar se <text:span text:style-name="T18">a</text:span>s <text:span text:style-name="T18">restriçõe</text:span>s, serviços e funcionalidades descritos pelos requisitos funcionais estão capturados apropriadamente <text:span text:style-name="T19">nos diagramas de máquina de estado, por meio dos estados dos objetos, as ações e transições entre estes estados, as quais trabalham em conjunto para capturar essas funcionalidades, serviços e restrições para o cenário analisado.</text:span></text:p>
      <text:p text:style-name="P29"/>
      <text:p text:style-name="P29"><text:span text:style-name="T14">Entradas para o processo</text:span>:</text:p>
      <text:list xml:id="list3949129282664354427" text:style-name="L7">
        <text:list-item>
          <text:p text:style-name="P65"><text:span text:style-name="T22">Um conjunto de requisitos funcionais que descrevem </text:span><text:span text:style-name="T23">as restrições</text:span><text:span text:style-name="T22"> e serviços que são necessários </text:span><text:span text:style-name="T24">para o cenário analisado</text:span><text:span text:style-name="T22">.</text:span></text:p>
        </text:list-item>
        <text:list-item>
          <text:p text:style-name="P66"><text:span text:style-name="T21">Um ou mais diagramas de </text:span><text:span text:style-name="T32">máquina de estado</text:span><text:span text:style-name="T21"> que descreve </text:span><text:span text:style-name="T29">o</text:span><text:span text:style-name="T32">s possíveis estados que um objeto pode assumir ao receber eventos do ambiente, </text:span><text:span text:style-name="T33">avaliando a sequência de ações que afetam o progresso das instâncias dos objetos, com base em uma reação aos eventos.</text:span><text:span text:style-name="T29"> </text:span><text:span text:style-name="T21">Podem existir múltiplos diagramas de </text:span><text:span text:style-name="T33">máquina de estado</text:span><text:span text:style-name="T21"> para um dado </text:span><text:span text:style-name="T25">requisito funcional</text:span><text:span text:style-name="T21"> desde que um </text:span><text:span text:style-name="T25">requisito funcional</text:span><text:span text:style-name="T21"> descreverá múltipl</text:span><text:span text:style-name="T25">a</text:span><text:span text:style-name="T21">s funcionalidade do sistema. O conjunto correto de diagramas de </text:span><text:span text:style-name="T34">máquina de estado</text:span><text:span text:style-name="T21"> para um </text:span><text:span text:style-name="T25">requisito funcional</text:span><text:span text:style-name="T21"> deve ser selecionado utilizando informação de rastreabilidade, ou por alguém que tenha conhecimento semântico sobre o sistema. Encontrar o conjunto correto de diagramas de </text:span><text:span text:style-name="T34">máquina de estado</text:span><text:span text:style-name="T21"> sem informação de rastreabilidade ou </text:span><text:span text:style-name="T26">conhecimento sobre o sistema será difícil.</text:span></text:p>
        </text:list-item>
      </text:list>
      <text:p text:style-name="P36"/>
      <text:list xml:id="list3052147749074393622" text:style-name="L6">
        <text:list-item>
          <text:p text:style-name="P35"><text:soft-page-break/>Leia a descrição de requisitos para entender a funcionalidade descrita.</text:p>
          <text:p text:style-name="P54"><text:span text:style-name="T37">E</text:span><text:span text:style-name="T36">NTRADAS: </text:span><text:span text:style-name="T48">Conjunto de Requisitos Funcionais (FR)</text:span></text:p>
        </text:list-item>
      </text:list>
      <text:p text:style-name="P64"><text:span text:style-name="T49"><text:tab/></text:span><text:span text:style-name="T39">SAÍDAS:</text:span><text:span text:style-name="T49"><text:tab/></text:span><text:span text:style-name="T48">Serviços candidatos (marcados em verde nos FRs);</text:span></text:p>
      <text:p text:style-name="P45"><text:tab/><text:tab/><text:tab/>Restrições e condições para os serviços (marcados em amarelo nos FRs).</text:p>
      <text:p text:style-name="P51"/>
      <text:p text:style-name="P19"><text:span text:style-name="T55">A. </text:span><text:span text:style-name="T20">Leia totalmente cada um dos requisitos funcionais para entender a funcionalidade que ele escreve. </text:span></text:p>
      <text:p text:style-name="P48">B. Encontre os verbos, ou descrições de ações, que são candidatos a serem serviços ou comportamentos no sistema. Sublinhe os verbos ou descrições de ações com uma caneta verde.</text:p>
      <text:p text:style-name="P6"><text:span text:style-name="T20">C. Procure por descrições de restrições ou condições nos substantivos e verbos que você identificou nos dois passos anteriores. Preste atenção especialmente aos requisitos não funcionais, que tipicamente cont</text:span><text:span text:style-name="T57">ê</text:span><text:span text:style-name="T20">m restrições e condições relacionadas </text:span><text:span text:style-name="T58">à</text:span><text:span text:style-name="T20">s funcionalidades do sistema. Por exemplo, examine se os relacionamentos entre </text:span><text:span text:style-name="T57">as classe</text:span><text:span text:style-name="T20">s foram identificados. Pergunte se existem restrições explícitas ou limitações na forma que as ações são executadas. Tente observar se quantidades definidas foram especificadas em alguma parte do requisito. Sublinhe estas condições e restrições com uma caneta amarela.</text:span></text:p>
      <text:p text:style-name="P36"/>
      <text:list xml:id="list221409041369453" text:continue-numbering="true" text:style-name="L6">
        <text:list-item>
          <text:p text:style-name="P63"><text:span text:style-name="T40">Identificar e inspecionar os diagramas de </text:span><text:span text:style-name="T45">máquina de estado</text:span><text:span text:style-name="T40"> relacionados, para identificar se a </text:span><text:span text:style-name="T38">funcionalidade correspondente está precisamente descrita e se os comportamentos e </text:span><text:span text:style-name="T41">restriçõe</text:span><text:span text:style-name="T38">s estão representados na ordem correta.</text:span></text:p>
          <text:p text:style-name="P63"><text:span text:style-name="T37">E</text:span><text:span text:style-name="T47">NTRADAS:<text:tab/></text:span><text:span text:style-name="T49">Conjunto de Requisitos Funcionais (R</text:span><text:span text:style-name="T50">F</text:span><text:span text:style-name="T49">)</text:span><text:span text:style-name="T48">, com conceitos, serviços e </text:span><text:span text:style-name="T50">restriçõe</text:span><text:span text:style-name="T48">s <text:tab/><text:tab/>marcados;</text:span></text:p>
          <text:list>
            <text:list-item>
              <text:list>
                <text:list-item>
                  <text:list>
                    <text:list-item>
                      <text:list>
                        <text:list-header>
                          <text:p text:style-name="P44">Diagrama de <text:span text:style-name="T82">Máquina de Estado </text:span>(<text:span text:style-name="T82">SM</text:span>D).</text:p>
                        </text:list-header>
                      </text:list>
                    </text:list-item>
                  </text:list>
                </text:list-item>
              </text:list>
            </text:list-item>
          </text:list>
        </text:list-item>
      </text:list>
      <text:p text:style-name="P64"><text:span text:style-name="T49"><text:tab/></text:span><text:span text:style-name="T39">SAÍDAS:</text:span><text:span text:style-name="T49"><text:tab/></text:span><text:span text:style-name="T48">Serviços </text:span><text:span text:style-name="T51">fornecidos pelo sistema </text:span><text:span text:style-name="T48">(marcados em verde no </text:span><text:span text:style-name="T54">SM</text:span><text:span text:style-name="T51">D</text:span><text:span text:style-name="T48">);</text:span></text:p>
      <text:p text:style-name="P10"><text:span text:style-name="T20"><text:tab/><text:tab/><text:tab/>Restrições e condições para os serviços (marcados em amarelo no </text:span><text:span text:style-name="T68">SM</text:span><text:span text:style-name="T59">D</text:span><text:span text:style-name="T20">).</text:span></text:p>
      <text:p text:style-name="P45"/>
      <text:p text:style-name="P20"><text:span text:style-name="T59">A</text:span><text:span text:style-name="T60">. Identifique os </text:span><text:span text:style-name="T62">serviços </text:span><text:span text:style-name="T60">descritos pelos diagramas de </text:span><text:span text:style-name="T69">máquina de estado</text:span><text:span text:style-name="T60">. Para fazer isto, você precisará examinar </text:span><text:span text:style-name="T68">a dinâmica dos estados ao longo do tempo</text:span><text:span text:style-name="T66">, </text:span><text:span text:style-name="T68">que especificam os possívei</text:span><text:span text:style-name="T72">s</text:span><text:span text:style-name="T68"> estados que um objeto pode assumir, as transições permitidas em cada estado, os eventos que podem causar as transições e as ações que podem ocorrer em resposta aos eventos</text:span><text:span text:style-name="T66">.</text:span><text:span text:style-name="T20"> Se a informação trocada está muito detalhada, no nível de </text:span><text:span text:style-name="T68">eventos, estados e ações</text:span><text:span text:style-name="T20">, você precisará abstrair vári</text:span><text:span text:style-name="T68">os destes elementos </text:span><text:span text:style-name="T20">em conjunto para entender os serviços que el</text:span><text:span text:style-name="T68">e</text:span><text:span text:style-name="T20">s fornecem. Sublinhe os serviços identificados e os numere (na ordem em que ocorrem no diagrama) com uma caneta verde. </text:span></text:p>
      <text:p text:style-name="P19"><text:span text:style-name="T59">B. Identifique </text:span><text:span text:style-name="T20">as condições </text:span><text:span text:style-name="T66">ou restrições </text:span><text:span text:style-name="T20">que permitem a </text:span><text:span text:style-name="T70">mudança de estados</text:span><text:span text:style-name="T20">. Marque </text:span><text:span text:style-name="T59">as restrições e/ou condições </text:span><text:span text:style-name="T20">em amarelo</text:span><text:span text:style-name="T60">. </text:span><text:span text:style-name="T66">Normalmente no diagrama de </text:span><text:span text:style-name="T70">máquina de estado</text:span><text:span text:style-name="T66">, as condições são representadas com nós de desvio, apresentando uma condição de guarda booleana.</text:span></text:p>
      <text:p text:style-name="P45"/>
      <text:p text:style-name="P36"/>
      <text:list xml:id="list221410035694507" text:continue-numbering="true" text:style-name="L6">
        <text:list-item>
          <text:p text:style-name="P63"><text:span text:style-name="T38"><text:s/></text:span><text:span text:style-name="T42">Reveja a descrição dos requisitos funcionais para certificar que todos os serviços, funcionalidades e restrições foram capturados apropriadamente pelo diagrama de </text:span><text:span text:style-name="T46">máquina de estado</text:span><text:span text:style-name="T38"> do </text:span><text:span text:style-name="T36">domínio.</text:span></text:p>
        </text:list-item>
      </text:list>
      <text:p text:style-name="P39"/>
      <text:list xml:id="list221410027131625" text:continue-numbering="true" text:style-name="L6">
        <text:list-header>
          <text:p text:style-name="P63"><text:span text:style-name="T37">E</text:span><text:span text:style-name="T47">NTRADAS:<text:tab/></text:span><text:span text:style-name="T49">Conjunto de Requisitos Funcionais (R</text:span><text:span text:style-name="T50">F</text:span><text:span text:style-name="T49">)</text:span><text:span text:style-name="T48">, com conceitos, serviços e </text:span><text:span text:style-name="T50">restriçõe</text:span><text:span text:style-name="T48">s <text:tab/><text:tab/>marcados;</text:span></text:p>
          <text:list>
            <text:list-item>
              <text:list>
                <text:list-item>
                  <text:list>
                    <text:list-item>
                      <text:list>
                        <text:list-header>
                          <text:p text:style-name="P63"><text:span text:style-name="T27">Diagrama de </text:span><text:span text:style-name="T35">Máquina de Estado</text:span><text:span text:style-name="T27"> (</text:span><text:span text:style-name="T35">SM</text:span><text:span text:style-name="T27">D), </text:span><text:span text:style-name="T28">com s</text:span><text:span text:style-name="T49">erviços, </text:span><text:span text:style-name="T52">condições</text:span><text:span text:style-name="T49"> </text:span><text:span text:style-name="T52">e restrições</text:span><text:span text:style-name="T49"> marcados</text:span><text:span text:style-name="T27">.</text:span></text:p>
                        </text:list-header>
                      </text:list>
                    </text:list-item>
                  </text:list>
                </text:list-item>
              </text:list>
            </text:list-item>
          </text:list>
        </text:list-header>
      </text:list>
      <text:p text:style-name="P19"><text:span text:style-name="T56"><text:tab/></text:span><text:span text:style-name="T63">SAÍDAS:</text:span><text:span text:style-name="T56"><text:tab/>Relatório de Discrepâncias.</text:span></text:p>
      <text:p text:style-name="P45"/>
      <text:p text:style-name="P64"><text:span text:style-name="T5">A. </text:span><text:span text:style-name="T6">Procure por descrições de funcionalidades nos requisitos que tenham sido omitidas do projeto.</text:span></text:p>
      <text:p text:style-name="P64"><text:span text:style-name="T6">1) </text:span><text:span text:style-name="T27">Para cada descrição de ação sublinhada em verde nos requisitos funcionais, tente encontrar um</text:span></text:p>
      <text:p text:style-name="P7"><text:span text:style-name="T20">comportamento associado ou combinação de comportamentos n</text:span><text:span text:style-name="T64">o diagrama de </text:span><text:span text:style-name="T71">máquina de estado</text:span><text:span text:style-name="T64">, </text:span><text:span text:style-name="T65">que também está marcado de verde</text:span><text:span text:style-name="T64">.</text:span><text:span text:style-name="T20"> Utilize dicas sintáticas (i.e. nome do comportamento que é </text:span><text:soft-page-break/><text:span text:style-name="T20">similar ou sinônimo para uma descrição de ação) para ajudar você na busca, mas certifique que o significado </text:span><text:span text:style-name="T61">semântico </text:span><text:span text:style-name="T20">da função nos requisitos e projeto de alto nível é o mesmo. </text:span><text:span text:style-name="T65">Para cada marcação em verde nos requisitos, deve haver um correspondente em verde no diagrama de </text:span><text:span text:style-name="T71">máquina de estado</text:span><text:span text:style-name="T65"> também. </text:span><text:span text:style-name="T20">Quando </text:span><text:span text:style-name="T64">não </text:span><text:span text:style-name="T20">encontrado, </text:span><text:span text:style-name="T3">então a informação foi omitida do projeto. Indique isto no formulário para relato de discrepância.</text:span></text:p>
      <text:p text:style-name="P13"><text:span text:style-name="T1">2) Para cada restrição </text:span><text:span text:style-name="T2">sublinhada de amarelo, realizar o mesmo procedimento do item anterior.</text:span></text:p>
      <text:p text:style-name="P13"><text:span text:style-name="T2"/></text:p>
      <text:p text:style-name="P3"><text:span text:style-name="T2">B. </text:span><text:span text:style-name="T1">Pr</text:span><text:span text:style-name="T3">ocure por descrições de funcionalidades nos requisitos que tenham sido </text:span><text:span text:style-name="T4">deturpadas no</text:span><text:span text:style-name="T3"> projeto. </text:span><text:span text:style-name="T7">1) </text:span><text:span text:style-name="T12">Neste caso,</text:span><text:span text:style-name="T4"> o comportamento foi encontrado no diagrama, porém </text:span><text:span text:style-name="T7">está descrito com um significado semântico diferente do encontrado nos requisitos funcionais. Quando encontrado, significa que houve um fato incorreto no projeto. Indique isto no formulário para relato de discrepância. </text:span></text:p>
      <text:p text:style-name="P3"><text:span text:style-name="T12">2) </text:span><text:span text:style-name="T7">Faça isso para todas as funcionalidades (sublinhadas em verde) ou restrições (sublinhadas em amarelo) encontradas com esta característica.</text:span></text:p>
      <text:p text:style-name="P3"><text:span text:style-name="T7"/></text:p>
      <text:p text:style-name="P24"><text:span text:style-name="T8">C. </text:span><text:span text:style-name="T9">Pr</text:span><text:span text:style-name="T10">ocure por descrições de funcionalidades nos requisitos que </text:span><text:span text:style-name="T8">estejam imprecisas</text:span><text:span text:style-name="T11"> no</text:span><text:span text:style-name="T10"> projeto.</text:span></text:p>
      <text:p text:style-name="P25"><text:span text:style-name="T8">1) Isto </text:span><text:span text:style-name="T73">pode causar </text:span><text:span text:style-name="T74">a </text:span><text:span text:style-name="T73">um usuário do documento a interpretar mal ou não compreendem o significado do conceito. </text:span><text:span text:style-name="T75">Quando encontrado, significa que houve uma ambiguidade no projeto. </text:span><text:span text:style-name="T76">Isto vale por exemplo, para a ordem em que os serviços aparecem no</text:span><text:span text:style-name="T78">s eventos, transições e estados </text:span><text:span text:style-name="T77">do </text:span><text:span text:style-name="T76">diagrama de </text:span><text:span text:style-name="T78">máquina de estado</text:span><text:span text:style-name="T76">. </text:span><text:span text:style-name="T75">Indique isto no formulário para relato de discrepância.</text:span></text:p>
      <text:p text:style-name="P24"><text:span text:style-name="T77">2) </text:span><text:span text:style-name="T75">Faça isso para todas as funcionalidades (sublinhadas em verde) ou restrições (sublinhadas em amarelo) encontradas com esta característica.</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inherit" svg:font-family="inherit"/>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9M59S</meta:editing-duration>
    <meta:editing-cycles>13</meta:editing-cycles>
    <meta:generator>LibreOffice/4.4.6.3$Windows_x86 LibreOffice_project/e8938fd3328e95dcf59dd64e7facd2c7d67c704d</meta:generator>
    <dc:date>2016-06-23T22:14:08.160000000</dc:date>
    <meta:document-statistic meta:table-count="0" meta:image-count="0" meta:object-count="0" meta:page-count="6" meta:paragraph-count="96" meta:word-count="2661" meta:character-count="18228" meta:non-whitespace-character-count="15629"/>
    <meta:user-defined meta:name="Info 1"/>
    <meta:user-defined meta:name="Info 2"/>
    <meta:user-defined meta:name="Info 3"/>
    <meta:user-defined meta:name="Info 4"/>
  </office:meta>
</office:document-meta>
</file>